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1.121214747" calcext:value-type="float">
            <text:p>1,121214747</text:p>
          </table:table-cell>
          <table:table-cell office:value-type="float" office:value="0.5787687302" calcext:value-type="float">
            <text:p>0,5787687302</text:p>
          </table:table-cell>
          <table:table-cell office:value-type="float" office:value="0.001059592701" calcext:value-type="float">
            <text:p>0,0010595927</text:p>
          </table:table-cell>
          <table:table-cell office:value-type="float" office:value="0.00007514841855" calcext:value-type="float">
            <text:p>7,514841855E-0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224" calcext:value-type="float">
            <text:p>68224</text:p>
          </table:table-cell>
          <table:table-cell office:value-type="float" office:value="1.173649073" calcext:value-type="float">
            <text:p>1,173649073</text:p>
          </table:table-cell>
          <table:table-cell office:value-type="float" office:value="0.5807648301" calcext:value-type="float">
            <text:p>0,5807648301</text:p>
          </table:table-cell>
          <table:table-cell office:value-type="float" office:value="0.0007710562204" calcext:value-type="float">
            <text:p>0,0007710562</text:p>
          </table:table-cell>
          <table:table-cell office:value-type="float" office:value="0.00002245794713" calcext:value-type="float">
            <text:p>2,245794713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468" calcext:value-type="float">
            <text:p>68468</text:p>
          </table:table-cell>
          <table:table-cell office:value-type="float" office:value="1.2092489" calcext:value-type="float">
            <text:p>1,2092489</text:p>
          </table:table-cell>
          <table:table-cell office:value-type="float" office:value="0.5770688653" calcext:value-type="float">
            <text:p>0,5770688653</text:p>
          </table:table-cell>
          <table:table-cell office:value-type="float" office:value="0.0007980965311" calcext:value-type="float">
            <text:p>0,0007980965</text:p>
          </table:table-cell>
          <table:table-cell office:value-type="float" office:value="0.00003729423042" calcext:value-type="float">
            <text:p>3,729423042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8818" calcext:value-type="float">
            <text:p>68818</text:p>
          </table:table-cell>
          <table:table-cell office:value-type="float" office:value="1.090618849" calcext:value-type="float">
            <text:p>1,090618849</text:p>
          </table:table-cell>
          <table:table-cell office:value-type="float" office:value="0.586235404" calcext:value-type="float">
            <text:p>0,586235404</text:p>
          </table:table-cell>
          <table:table-cell office:value-type="float" office:value="0.000371043745" calcext:value-type="float">
            <text:p>0,0003710437</text:p>
          </table:table-cell>
          <table:table-cell office:value-type="float" office:value="0.000007420875136" calcext:value-type="float">
            <text:p>7,420875136E-00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8929" calcext:value-type="float">
            <text:p>68929</text:p>
          </table:table-cell>
          <table:table-cell office:value-type="float" office:value="1.184429884" calcext:value-type="float">
            <text:p>1,184429884</text:p>
          </table:table-cell>
          <table:table-cell office:value-type="float" office:value="0.591592133" calcext:value-type="float">
            <text:p>0,591592133</text:p>
          </table:table-cell>
          <table:table-cell office:value-type="float" office:value="0.0003259911318" calcext:value-type="float">
            <text:p>0,0003259911</text:p>
          </table:table-cell>
          <table:table-cell office:value-type="float" office:value="0.00000740888936" calcext:value-type="float">
            <text:p>7,40888936E-00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9047" calcext:value-type="float">
            <text:p>69047</text:p>
          </table:table-cell>
          <table:table-cell office:value-type="float" office:value="1.205830812" calcext:value-type="float">
            <text:p>1,205830812</text:p>
          </table:table-cell>
          <table:table-cell office:value-type="float" office:value="0.5788992047" calcext:value-type="float">
            <text:p>0,5788992047</text:p>
          </table:table-cell>
          <table:table-cell office:value-type="float" office:value="0.0005768932169" calcext:value-type="float">
            <text:p>0,0005768932</text:p>
          </table:table-cell>
          <table:table-cell office:value-type="float" office:value="0.000007396066849" calcext:value-type="float">
            <text:p>7,396066849E-00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9327" calcext:value-type="float">
            <text:p>69327</text:p>
          </table:table-cell>
          <table:table-cell office:value-type="float" office:value="1.234356046" calcext:value-type="float">
            <text:p>1,234356046</text:p>
          </table:table-cell>
          <table:table-cell office:value-type="float" office:value="0.5845037699" calcext:value-type="float">
            <text:p>0,5845037699</text:p>
          </table:table-cell>
          <table:table-cell office:value-type="float" office:value="0.000920803519" calcext:value-type="float">
            <text:p>0,0009208035</text:p>
          </table:table-cell>
          <table:table-cell office:value-type="float" office:value="0.00002209928425" calcext:value-type="float">
            <text:p>2,209928425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9799" calcext:value-type="float">
            <text:p>69799</text:p>
          </table:table-cell>
          <table:table-cell office:value-type="float" office:value="1.08517015" calcext:value-type="float">
            <text:p>1,08517015</text:p>
          </table:table-cell>
          <table:table-cell office:value-type="float" office:value="0.5957943797" calcext:value-type="float">
            <text:p>0,5957943797</text:p>
          </table:table-cell>
          <table:table-cell office:value-type="float" office:value="0.0002414504561" calcext:value-type="float">
            <text:p>0,0002414505</text:p>
          </table:table-cell>
          <table:table-cell office:value-type="float" office:value="0.000007316680694" calcext:value-type="float">
            <text:p>7,316680694E-00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9908" calcext:value-type="float">
            <text:p>69908</text:p>
          </table:table-cell>
          <table:table-cell office:value-type="float" office:value="1.186447263" calcext:value-type="float">
            <text:p>1,186447263</text:p>
          </table:table-cell>
          <table:table-cell office:value-type="float" office:value="0.5990220308" calcext:value-type="float">
            <text:p>0,5990220308</text:p>
          </table:table-cell>
          <table:table-cell office:value-type="float" office:value="0.0005917462404" calcext:value-type="float">
            <text:p>0,0005917462</text:p>
          </table:table-cell>
          <table:table-cell office:value-type="float" office:value="0.000007305508916" calcext:value-type="float">
            <text:p>7,305508916E-00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0144" calcext:value-type="float">
            <text:p>70144</text:p>
          </table:table-cell>
          <table:table-cell office:value-type="float" office:value="1.093865037" calcext:value-type="float">
            <text:p>1,093865037</text:p>
          </table:table-cell>
          <table:table-cell office:value-type="float" office:value="0.5924322605" calcext:value-type="float">
            <text:p>0,5924322605</text:p>
          </table:table-cell>
          <table:table-cell office:value-type="float" office:value="0.0002111594076" calcext:value-type="float">
            <text:p>0,0002111594</text:p>
          </table:table-cell>
          <table:table-cell office:value-type="float" office:value="0.000007281359103" calcext:value-type="float">
            <text:p>7,281359103E-006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1584830761" calcext:value-type="float">
            <text:p>1,1584830761</text:p>
          </table:table-cell>
          <table:table-cell table:formula="of:=AVERAGE([.D2:.D11])" office:value-type="float" office:value="0.58650816082" calcext:value-type="float">
            <text:p>0,5865081608</text:p>
          </table:table-cell>
          <table:table-cell table:formula="of:=AVERAGE([.E2:.E11])" office:value-type="float" office:value="0.00058678331693" calcext:value-type="float">
            <text:p>0,0005867833</text:p>
          </table:table-cell>
          <table:table-cell table:formula="of:=AVERAGE([.F2:.F11])" office:value-type="float" office:value="0.0000201129260408" calcext:value-type="float">
            <text:p>2,01129260408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7T22:46:01.827850294</meta:creation-date>
    <dc:date>2014-01-27T22:49:36.739619108</dc:date>
    <meta:editing-duration>P0D</meta:editing-duration>
    <meta:editing-cycles>1</meta:editing-cycles>
    <meta:document-statistic meta:table-count="1" meta:cell-count="70" meta:object-count="0"/>
    <meta:generator>LibreOffice/4.1.4.2$Linux_X86_64 LibreOffice_project/410m0$Build-2</meta:generator>
  </office:meta>
</office:document-meta>
</file>